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cm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="Arrow" draw:marker-start-width="0.3cm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cm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svg:stroke-width="0.1cm" draw:marker-start-width="0.3cm" draw:marker-end-width="0.3cm" draw:textarea-vertical-align="middle" draw:ole-draw-aspect="1" style:protect="size"/>
    </style:style>
    <style:style style:name="gr8" style:family="graphic" style:parent-style-name="objectwithoutfill">
      <style:graphic-properties svg:stroke-width="0.1cm" draw:marker-start="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6.535cm" svg:height="2.659cm" svg:x="0.809cm" svg:y="9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6.559cm" svg:height="2.659cm" svg:x="0.809cm" svg:y="9.6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6.559cm" svg:height="2.659cm" svg:x="0.809cm" svg:y="9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5.257cm" svg:height="1.753cm" svg:x="11.657cm" svg:y="1.86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3" draw:text-style-name="P3" draw:layer="layout" svg:width="10.858cm" svg:height="12.414cm" draw:transform="rotate (0.365471945367613) translate (13.8cm 1.863cm)" svg:viewBox="0 0 10859 12415" svg:d="M0 0c15846 0 9676 12415 9676 12415">
          <text:p/>
        </draw:path>
        <draw:path draw:style-name="gr4" draw:text-style-name="P3" draw:layer="layout" svg:width="8.662cm" svg:height="21.302cm" draw:transform="rotate (-1.55561196230255) translate (25.500937700007cm 11.5765339375757cm)" svg:viewBox="0 0 8663 21303" svg:d="M0 21303c13202 1 7706-20085 6524-21303">
          <text:p/>
        </draw:path>
        <draw:path draw:style-name="gr5" draw:text-style-name="P3" draw:layer="layout" svg:width="5.943cm" svg:height="1.861cm" draw:transform="rotate (-1.539380400259) translate (27.2740000349835cm 12.0999999989006cm)" svg:viewBox="0 0 5944 1862" svg:d="M0 0c4002 0 5944 1862 5944 1862">
          <text:p/>
        </draw:path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6.559cm" svg:height="2.659cm" svg:x="0.809cm" svg:y="9.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5.257cm" svg:height="1.753cm" svg:x="11.657cm" svg:y="1.86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3.626cm" svg:height="0.974cm" svg:x="17.4cm" svg:y="12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3" draw:text-style-name="P3" draw:layer="layout" svg:width="10.858cm" svg:height="12.414cm" draw:transform="rotate (0.365471945367613) translate (13.8cm 1.863cm)" svg:viewBox="0 0 10859 12415" svg:d="M0 0c15846 0 9676 12415 9676 12415">
          <text:p/>
        </draw:path>
        <draw:path draw:style-name="gr3" draw:text-style-name="P3" draw:layer="layout" svg:width="3.599cm" svg:height="1.799cm" draw:transform="rotate (-3.14159265358979) translate (17.4cm 13cm)" svg:viewBox="0 0 3600 1800" svg:d="M0 0c2400 0 3600 1800 3600 1800">
          <text:p/>
        </draw:path>
        <draw:path draw:style-name="gr3" draw:text-style-name="P3" draw:layer="layout" svg:width="3.019cm" svg:height="1.064cm" draw:transform="rotate (-2.2794000031046) translate (23.8cm 11.5cm)" svg:viewBox="0 0 3020 1065" svg:d="M0 0c1844 0 3020 1065 3020 1065">
          <text:p/>
        </draw:path>
        <draw:path draw:style-name="gr6" draw:text-style-name="P3" draw:layer="layout" svg:width="8.662cm" svg:height="21.302cm" draw:transform="rotate (-1.55561196230255) translate (25.500937700007cm 11.5765339375757cm)" svg:viewBox="0 0 8663 21303" svg:d="M0 21303c13202 1 7706-20085 6524-21303">
          <text:p/>
        </draw:path>
        <draw:path draw:style-name="gr5" draw:text-style-name="P3" draw:layer="layout" svg:width="5.943cm" svg:height="1.861cm" draw:transform="rotate (-1.539380400259) translate (27.2740000349835cm 12.0999999989006cm)" svg:viewBox="0 0 5944 1862" svg:d="M0 0c4002 0 5944 1862 5944 1862">
          <text:p/>
        </draw:path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7" draw:text-style-name="P1" draw:layer="layout" svg:width="26.559cm" svg:height="2.659cm" svg:x="0.809cm" svg:y="9.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1" draw:layer="layout" svg:width="5.257cm" svg:height="1.753cm" svg:x="11.657cm" svg:y="1.86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1" draw:layer="layout" svg:width="3.626cm" svg:height="0.974cm" svg:x="17.4cm" svg:y="12.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path draw:style-name="gr3" draw:text-style-name="P3" draw:layer="layout" svg:width="10.402cm" svg:height="3.421cm" draw:transform="rotate (2.19963845628845) translate (23.0328779345526cm 11.6126463671037cm)" svg:viewBox="0 0 10403 3422" svg:d="M0 3422c5441 0 10403-3422 10403-3422">
          <text:p/>
        </draw:path>
        <draw:path draw:style-name="gr3" draw:text-style-name="P3" draw:layer="layout" svg:width="6.324cm" svg:height="1.249cm" draw:transform="rotate (-2.14727857872862) translate (13.8476651945005cm 4.29714189673387cm)" svg:viewBox="0 0 6325 1250" svg:d="M0 1250c4036 0 6325-1250 6325-1250">
          <text:p/>
        </draw:path>
        <draw:frame draw:style-name="gr7" draw:text-style-name="P1" draw:layer="layout" svg:width="7.893cm" svg:height="1.103cm" draw:transform="rotate (-0.63407811724954) translate (19.14cm 3.935cm)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path draw:style-name="gr3" draw:text-style-name="P3" draw:layer="layout" svg:width="7.851cm" svg:height="9.599cm" draw:transform="rotate (1.5707963267949) translate (17.2cm 10cm)" svg:viewBox="0 0 7852 9600" svg:d="M0 9600c10000 0 7600-9600 7600-9600">
          <text:p/>
        </draw:path>
        <draw:frame draw:style-name="gr7" draw:text-style-name="P1" draw:layer="layout" svg:width="2.896cm" svg:height="0.974cm" draw:transform="rotate (-0.63407811724954) translate (23.177cm 2.148cm)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path draw:style-name="gr3" draw:text-style-name="P3" draw:layer="layout" svg:width="7.387cm" svg:height="2.673cm" draw:transform="rotate (-1.44216556092291) translate (16.7522820439952cm 3.07294076740876cm)" svg:viewBox="0 0 7388 2674" svg:d="M0 2674c6236 0 7388-2674 7388-2674">
          <text:p/>
        </draw:path>
        <draw:path draw:style-name="gr3" draw:text-style-name="P3" draw:layer="layout" svg:width="3.709cm" svg:height="5.696cm" draw:transform="rotate (2.32914188678643) translate (9.59999999729275cm 10.0000000025646cm)" svg:viewBox="0 0 3710 5697" svg:d="M0 0c5235 0 3397 5697 3397 5697">
          <text:p/>
        </draw:path>
        <draw:path draw:style-name="gr3" draw:text-style-name="P3" draw:layer="layout" svg:width="10.858cm" svg:height="12.414cm" draw:transform="rotate (0.365471945367613) translate (13.8cm 1.863cm)" svg:viewBox="0 0 10859 12415" svg:d="M0 0c15846 0 9676 12415 9676 12415">
          <text:p/>
        </draw:path>
        <draw:path draw:style-name="gr3" draw:text-style-name="P3" draw:layer="layout" svg:width="3.599cm" svg:height="1.799cm" draw:transform="rotate (-3.14159265358979) translate (17.4cm 13cm)" svg:viewBox="0 0 3600 1800" svg:d="M0 0c2400 0 3600 1800 3600 1800">
          <text:p/>
        </draw:path>
        <draw:path draw:style-name="gr3" draw:text-style-name="P3" draw:layer="layout" svg:width="3.019cm" svg:height="1.064cm" draw:transform="rotate (-2.2794000031046) translate (23.8cm 11.5cm)" svg:viewBox="0 0 3020 1065" svg:d="M0 0c1844 0 3020 1065 3020 1065">
          <text:p/>
        </draw:path>
        <draw:path draw:style-name="gr3" draw:text-style-name="P3" draw:layer="layout" svg:width="8.853cm" svg:height="3.162cm" draw:transform="skewX (-6.6510684308971E-017) rotate (2.81992847244724) translate (23.2cm 10cm)" svg:viewBox="0 0 8854 3163" svg:d="M0 0c4427 0 8854 3163 8854 3163">
          <text:p/>
        </draw:path>
        <draw:frame draw:style-name="gr7" draw:text-style-name="P1" draw:layer="layout" svg:width="2.807cm" svg:height="0.974cm" draw:transform="rotate (-0.63407811724954) translate (18.54cm 6.136cm)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path draw:style-name="gr6" draw:text-style-name="P3" draw:layer="layout" svg:width="8.662cm" svg:height="21.302cm" draw:transform="rotate (-1.55561196230255) translate (25.500937700007cm 11.5765339375757cm)" svg:viewBox="0 0 8663 21303" svg:d="M0 21303c13202 1 7706-20085 6524-21303">
          <text:p/>
        </draw:path>
        <draw:path draw:style-name="gr5" draw:text-style-name="P3" draw:layer="layout" svg:width="5.943cm" svg:height="1.861cm" draw:transform="rotate (-1.539380400259) translate (27.2740000349835cm 12.0999999989006cm)" svg:viewBox="0 0 5944 1862" svg:d="M0 0c4002 0 5944 1862 5944 1862">
          <text:p/>
        </draw:path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7" draw:text-style-name="P1" draw:layer="layout" svg:width="26.559cm" svg:height="2.659cm" svg:x="0.809cm" svg:y="9.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1" draw:layer="layout" svg:width="5.257cm" svg:height="1.753cm" svg:x="11.657cm" svg:y="1.86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1" draw:layer="layout" svg:width="3.626cm" svg:height="0.974cm" svg:x="17.4cm" svg:y="12.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path draw:style-name="gr3" draw:text-style-name="P3" draw:layer="layout" svg:width="10.402cm" svg:height="3.421cm" draw:transform="rotate (2.19963845628845) translate (23.0328779345526cm 11.6126463671037cm)" svg:viewBox="0 0 10403 3422" svg:d="M0 3422c5441 0 10403-3422 10403-3422">
          <text:p/>
        </draw:path>
        <draw:path draw:style-name="gr3" draw:text-style-name="P3" draw:layer="layout" svg:width="6.324cm" svg:height="1.249cm" draw:transform="rotate (-2.14727857872862) translate (13.8476651945005cm 4.29714189673387cm)" svg:viewBox="0 0 6325 1250" svg:d="M0 1250c4036 0 6325-1250 6325-1250">
          <text:p/>
        </draw:path>
        <draw:frame draw:style-name="gr7" draw:text-style-name="P1" draw:layer="layout" svg:width="7.893cm" svg:height="1.103cm" draw:transform="rotate (-0.63407811724954) translate (19.14cm 3.935cm)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1" draw:layer="layout" svg:width="2.019cm" svg:height="0.779cm" draw:transform="rotate (0.757821961215938) translate (23.2cm 13.488cm)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1" draw:layer="layout" svg:width="4.566cm" svg:height="0.974cm" svg:x="16.5cm" svg:y="17.72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path draw:style-name="gr8" draw:text-style-name="P3" draw:layer="layout" svg:width="5.196cm" svg:height="5.108cm" draw:transform="skewX (-0.161442955809476) rotate (2.94262511886244) translate (16.5cm 18.2cm)" svg:viewBox="0 0 5197 5109" svg:d="M0 0c2090 0 5197 5109 5197 5109">
          <text:p/>
        </draw:path>
        <draw:path draw:style-name="gr8" draw:text-style-name="P3" draw:layer="layout" svg:width="7.505cm" svg:height="1.119cm" draw:transform="skewX (-0.534419816960664) rotate (1.95441969638325) translate (15.8092833840767cm 18.7602144012116cm)" svg:viewBox="0 0 7506 1120" svg:d="M0 1120c4207 0 7506-1120 7506-1120">
          <text:p/>
        </draw:path>
        <draw:path draw:style-name="gr8" draw:text-style-name="P3" draw:layer="layout" svg:width="5.803cm" svg:height="6.576cm" draw:transform="skewX (0.0595157274930066) rotate (-3.06497269942724) translate (16.500000000998cm 18.3926409560989cm)" svg:viewBox="0 0 5804 6577" svg:d="M0 0c5007-1 5804 6577 5804 6577">
          <text:p/>
        </draw:path>
        <draw:frame draw:style-name="gr7" draw:text-style-name="P1" draw:layer="layout" svg:width="4.096cm" svg:height="0.783cm" draw:transform="rotate (-1.12486470291035) translate (10.83cm 14.323cm)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1" draw:layer="layout" svg:width="3.229cm" svg:height="0.783cm" draw:transform="rotate (-1.00530964914873) translate (14.288cm 13.37cm)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text-style-name="P1" draw:layer="layout" svg:width="2.807cm" svg:height="0.783cm" draw:transform="rotate (-0.873537290623162) translate (13.224cm 15.157cm)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path draw:style-name="gr3" draw:text-style-name="P3" draw:layer="layout" svg:width="7.851cm" svg:height="9.599cm" draw:transform="rotate (1.5707963267949) translate (17.2cm 10cm)" svg:viewBox="0 0 7852 9600" svg:d="M0 9600c10000 0 7600-9600 7600-9600">
          <text:p/>
        </draw:path>
        <draw:frame draw:style-name="gr7" draw:text-style-name="P1" draw:layer="layout" svg:width="2.896cm" svg:height="0.974cm" draw:transform="rotate (-0.63407811724954) translate (23.177cm 2.148cm)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path draw:style-name="gr3" draw:text-style-name="P3" draw:layer="layout" svg:width="7.387cm" svg:height="2.673cm" draw:transform="rotate (-1.44216556092291) translate (16.7522820439952cm 3.07294076740876cm)" svg:viewBox="0 0 7388 2674" svg:d="M0 2674c6236 0 7388-2674 7388-2674">
          <text:p/>
        </draw:path>
        <draw:path draw:style-name="gr3" draw:text-style-name="P3" draw:layer="layout" svg:width="3.709cm" svg:height="5.696cm" draw:transform="rotate (2.32914188678643) translate (9.59999999729275cm 10.0000000025646cm)" svg:viewBox="0 0 3710 5697" svg:d="M0 0c5235 0 3397 5697 3397 5697">
          <text:p/>
        </draw:path>
        <draw:path draw:style-name="gr3" draw:text-style-name="P3" draw:layer="layout" svg:width="10.858cm" svg:height="12.414cm" draw:transform="rotate (0.365471945367613) translate (13.8cm 1.863cm)" svg:viewBox="0 0 10859 12415" svg:d="M0 0c15846 0 9676 12415 9676 12415">
          <text:p/>
        </draw:path>
        <draw:path draw:style-name="gr3" draw:text-style-name="P3" draw:layer="layout" svg:width="3.599cm" svg:height="1.799cm" draw:transform="rotate (-3.14159265358979) translate (17.4cm 13cm)" svg:viewBox="0 0 3600 1800" svg:d="M0 0c2400 0 3600 1800 3600 1800">
          <text:p/>
        </draw:path>
        <draw:path draw:style-name="gr3" draw:text-style-name="P3" draw:layer="layout" svg:width="3.019cm" svg:height="1.064cm" draw:transform="rotate (-2.2794000031046) translate (23.8cm 11.5cm)" svg:viewBox="0 0 3020 1065" svg:d="M0 0c1844 0 3020 1065 3020 1065">
          <text:p/>
        </draw:path>
        <draw:path draw:style-name="gr3" draw:text-style-name="P3" draw:layer="layout" svg:width="1.827cm" svg:height="3.399cm" draw:transform="rotate (-1.5707963267949) translate (24.6cm 11.6cm)" svg:viewBox="0 0 1828 3400" svg:d="M0 0c2200 0 1800 3400 1800 3400">
          <text:p/>
        </draw:path>
        <draw:path draw:style-name="gr3" draw:text-style-name="P3" draw:layer="layout" svg:width="6.15cm" svg:height="4.799cm" draw:transform="rotate (-1.5707963267949) translate (26.2cm 12.249cm)" svg:viewBox="0 0 6151 4800" svg:d="M0 0c5751 0 6151 4800 6151 4800">
          <text:p/>
        </draw:path>
        <draw:path draw:style-name="gr3" draw:text-style-name="P3" draw:layer="layout" svg:width="8.853cm" svg:height="3.162cm" draw:transform="skewX (-6.6510684308971E-017) rotate (2.81992847244724) translate (23.2cm 10cm)" svg:viewBox="0 0 8854 3163" svg:d="M0 0c4427 0 8854 3163 8854 3163">
          <text:p/>
        </draw:path>
        <draw:frame draw:style-name="gr7" draw:text-style-name="P1" draw:layer="layout" svg:width="2.807cm" svg:height="0.974cm" draw:transform="rotate (-0.63407811724954) translate (18.54cm 6.136cm)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path draw:style-name="gr3" draw:text-style-name="P3" draw:layer="layout" svg:width="3.143cm" svg:height="1.999cm" draw:transform="rotate (-1.00408791867234) translate (19.6000000009314cm 13.9999999994073cm)" svg:viewBox="0 0 3144 2000" svg:d="M0 0c2608 0 3144 2000 3144 2000">
          <text:p/>
        </draw:path>
        <draw:path draw:style-name="gr6" draw:text-style-name="P3" draw:layer="layout" svg:width="8.662cm" svg:height="21.302cm" draw:transform="rotate (-1.55561196230255) translate (25.500937700007cm 11.5765339375757cm)" svg:viewBox="0 0 8663 21303" svg:d="M0 21303c13202 1 7706-20085 6524-21303">
          <text:p/>
        </draw:path>
        <draw:path draw:style-name="gr5" draw:text-style-name="P3" draw:layer="layout" svg:width="5.943cm" svg:height="1.861cm" draw:transform="rotate (-1.539380400259) translate (27.2740000349835cm 12.0999999989006cm)" svg:viewBox="0 0 5944 1862" svg:d="M0 0c4002 0 5944 1862 5944 1862">
          <text:p/>
        </draw:path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2:03:54.098000000</meta:creation-date>
    <dc:date>2017-06-21T14:18:10.463000000</dc:date>
    <meta:editing-duration>PT3M45S</meta:editing-duration>
    <meta:editing-cycles>2</meta:editing-cycles>
    <meta:generator>LibreOffice/5.2.3.3$Windows_x86 LibreOffice_project/d54a8868f08a7b39642414cf2c8ef2f228f780cf</meta:generator>
    <meta:document-statistic meta:object-count="93"/>
  </office:meta>
</office:document-meta>
</file>

<file path=Object 1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Dist</mi>
      </mrow>
    </mrow>
    <annotation encoding="StarMath 5.0">NEP = NPP - R_{h} - Dist</annotation>
  </semantics>
</math>
</file>

<file path=Object 10/content.xml><?xml version="1.0" encoding="utf-8"?>
<math xmlns="http://www.w3.org/1998/Math/MathML" display="block">
  <semantics>
    <mrow>
      <mi mathvariant="italic">GHG</mi>
      <mo stretchy="false">−</mo>
      <mrow>
        <msub>
          <mi mathvariant="italic">CO</mi>
          <mn>2</mn>
        </msub>
        <mo stretchy="false">/</mo>
        <mi mathvariant="italic">Methane</mi>
      </mrow>
    </mrow>
    <annotation encoding="StarMath 5.0">GHG -  CO_{2}/Methane</annotation>
  </semantics>
</math>
</file>

<file path=Object 11/content.xml><?xml version="1.0" encoding="utf-8"?>
<math xmlns="http://www.w3.org/1998/Math/MathML" display="block">
  <semantics>
    <mi mathvariant="italic">BVOCs</mi>
    <annotation encoding="StarMath 5.0">BVOCs</annotation>
  </semantics>
</math>
</file>

<file path=Object 12/content.xml><?xml version="1.0" encoding="utf-8"?>
<math xmlns="http://www.w3.org/1998/Math/MathML" display="block">
  <semantics>
    <mi mathvariant="italic">Albedo</mi>
    <annotation encoding="StarMath 5.0">Albedo</annotation>
  </semantics>
</math>
</file>

<file path=Object 13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14/content.xml><?xml version="1.0" encoding="utf-8"?>
<math xmlns="http://www.w3.org/1998/Math/MathML" display="block">
  <semantics>
    <mi mathvariant="italic">Climate</mi>
    <annotation encoding="StarMath 5.0">Climate</annotation>
  </semantics>
</math>
</file>

<file path=Object 15/content.xml><?xml version="1.0" encoding="utf-8"?>
<math xmlns="http://www.w3.org/1998/Math/MathML" display="block">
  <semantics>
    <mi mathvariant="italic">Mortality</mi>
    <annotation encoding="StarMath 5.0">Mortality</annotation>
  </semantics>
</math>
</file>

<file path=Object 16/content.xml><?xml version="1.0" encoding="utf-8"?>
<math xmlns="http://www.w3.org/1998/Math/MathML" display="block">
  <semantics>
    <mrow>
      <mi mathvariant="italic">GHG</mi>
      <mo stretchy="false">−</mo>
      <mrow>
        <msub>
          <mi mathvariant="italic">CO</mi>
          <mn>2</mn>
        </msub>
        <mo stretchy="false">/</mo>
        <mi mathvariant="italic">Methane</mi>
      </mrow>
    </mrow>
    <annotation encoding="StarMath 5.0">GHG -  CO_{2}/Methane</annotation>
  </semantics>
</math>
</file>

<file path=Object 17/content.xml><?xml version="1.0" encoding="utf-8"?>
<math xmlns="http://www.w3.org/1998/Math/MathML" display="block">
  <semantics>
    <mi mathvariant="italic">Ozone</mi>
    <annotation encoding="StarMath 5.0">Ozone</annotation>
  </semantics>
</math>
</file>

<file path=Object 18/content.xml><?xml version="1.0" encoding="utf-8"?>
<math xmlns="http://www.w3.org/1998/Math/MathML" display="block">
  <semantics>
    <mi mathvariant="italic">Competition</mi>
    <annotation encoding="StarMath 5.0">Competition</annotation>
  </semantics>
</math>
</file>

<file path=Object 19/content.xml><?xml version="1.0" encoding="utf-8"?>
<math xmlns="http://www.w3.org/1998/Math/MathML" display="block">
  <semantics>
    <mi mathvariant="italic">Reproduction</mi>
    <annotation encoding="StarMath 5.0">Reproduction</annotation>
  </semantics>
</math>
</file>

<file path=Object 2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20/content.xml><?xml version="1.0" encoding="utf-8"?>
<math xmlns="http://www.w3.org/1998/Math/MathML" display="block">
  <semantics>
    <mi mathvariant="italic">Allocation</mi>
    <annotation encoding="StarMath 5.0">Allocation</annotation>
  </semantics>
</math>
</file>

<file path=Object 21/content.xml><?xml version="1.0" encoding="utf-8"?>
<math xmlns="http://www.w3.org/1998/Math/MathML" display="block">
  <semantics>
    <mrow>
      <mi mathvariant="italic">Life</mi>
      <mi mathvariant="italic">form</mi>
    </mrow>
    <annotation encoding="StarMath 5.0">Life form</annotation>
  </semantics>
</math>
</file>

<file path=Object 22/content.xml><?xml version="1.0" encoding="utf-8"?>
<math xmlns="http://www.w3.org/1998/Math/MathML" display="block">
  <semantics>
    <mi mathvariant="italic">BVOCs</mi>
    <annotation encoding="StarMath 5.0">BVOCs</annotation>
  </semantics>
</math>
</file>

<file path=Object 23/content.xml><?xml version="1.0" encoding="utf-8"?>
<math xmlns="http://www.w3.org/1998/Math/MathML" display="block">
  <semantics>
    <mi mathvariant="italic">Albedo</mi>
    <annotation encoding="StarMath 5.0">Albedo</annotation>
  </semantics>
</math>
</file>

<file path=Object 24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3/content.xml><?xml version="1.0" encoding="utf-8"?>
<math xmlns="http://www.w3.org/1998/Math/MathML" display="block">
  <semantics>
    <mi mathvariant="italic">Climate</mi>
    <annotation encoding="StarMath 5.0">Climate</annotation>
  </semantics>
</math>
</file>

<file path=Object 4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5/content.xml><?xml version="1.0" encoding="utf-8"?>
<math xmlns="http://www.w3.org/1998/Math/MathML" display="block">
  <semantics>
    <mi mathvariant="italic">Climate</mi>
    <annotation encoding="StarMath 5.0">Climate</annotation>
  </semantics>
</math>
</file>

<file path=Object 6/content.xml><?xml version="1.0" encoding="utf-8"?>
<math xmlns="http://www.w3.org/1998/Math/MathML" display="block">
  <semantics>
    <mi mathvariant="italic">Mortality</mi>
    <annotation encoding="StarMath 5.0">Mortality</annotation>
  </semantics>
</math>
</file>

<file path=Object 7/content.xml><?xml version="1.0" encoding="utf-8"?>
<math xmlns="http://www.w3.org/1998/Math/MathML" display="block">
  <semantics>
    <mrow>
      <mi mathvariant="italic">NEP</mi>
      <mo stretchy="false">=</mo>
      <mrow>
        <mi mathvariant="italic">NPP</mi>
        <mo stretchy="false">−</mo>
        <msub>
          <mi>R</mi>
          <mi>h</mi>
        </msub>
        <mo stretchy="false">−</mo>
        <mi mathvariant="italic">Fire</mi>
      </mrow>
    </mrow>
    <annotation encoding="StarMath 5.0">NEP = NPP - R_{h} - Fire</annotation>
  </semantics>
</math>
</file>

<file path=Object 8/content.xml><?xml version="1.0" encoding="utf-8"?>
<math xmlns="http://www.w3.org/1998/Math/MathML" display="block">
  <semantics>
    <mi mathvariant="italic">Climate</mi>
    <annotation encoding="StarMath 5.0">Climate</annotation>
  </semantics>
</math>
</file>

<file path=Object 9/content.xml><?xml version="1.0" encoding="utf-8"?>
<math xmlns="http://www.w3.org/1998/Math/MathML" display="block">
  <semantics>
    <mi mathvariant="italic">Mortality</mi>
    <annotation encoding="StarMath 5.0">Mortality</annotation>
  </semantics>
</math>
</file>